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kaoPGothic" svg:font-family="TakaoPGothic"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padding="0.097cm" fo:border="0.05pt solid #000000"/>
    </style:style>
    <style:style style:name="P1" style:family="paragraph" style:parent-style-name="Standard">
      <style:text-properties officeooo:rsid="000cb550" officeooo:paragraph-rsid="000cb550"/>
    </style:style>
    <style:style style:name="P2" style:family="paragraph" style:parent-style-name="Standard">
      <style:text-properties officeooo:rsid="000e9dff" officeooo:paragraph-rsid="000e9dff"/>
    </style:style>
    <style:style style:name="P3" style:family="paragraph" style:parent-style-name="Standard">
      <style:text-properties officeooo:rsid="000e9dff" officeooo:paragraph-rsid="01d68aa9"/>
    </style:style>
    <style:style style:name="P4" style:family="paragraph" style:parent-style-name="Standard">
      <style:text-properties officeooo:rsid="000e9dff" officeooo:paragraph-rsid="025a2992"/>
    </style:style>
    <style:style style:name="P5" style:family="paragraph" style:parent-style-name="Standard">
      <style:text-properties officeooo:rsid="000e9dff" officeooo:paragraph-rsid="008b4c17"/>
    </style:style>
    <style:style style:name="P6" style:family="paragraph" style:parent-style-name="Standard">
      <style:text-properties fo:font-weight="bold" officeooo:rsid="004fa0dc" officeooo:paragraph-rsid="004fa0dc" style:font-weight-asian="bold" style:font-weight-complex="bold"/>
    </style:style>
    <style:style style:name="P7" style:family="paragraph" style:parent-style-name="Standard">
      <style:text-properties officeooo:rsid="06bb448c" officeooo:paragraph-rsid="025cfbb1"/>
    </style:style>
    <style:style style:name="P8" style:family="paragraph" style:parent-style-name="Standard">
      <style:text-properties officeooo:rsid="000ece66" officeooo:paragraph-rsid="02639b57"/>
    </style:style>
    <style:style style:name="P9" style:family="paragraph" style:parent-style-name="Standard">
      <style:text-properties officeooo:paragraph-rsid="00a14023"/>
    </style:style>
    <style:style style:name="P10" style:family="paragraph" style:parent-style-name="Standard">
      <style:text-properties officeooo:rsid="032f8b59" officeooo:paragraph-rsid="032f8b59"/>
    </style:style>
    <style:style style:name="P11" style:family="paragraph" style:parent-style-name="Standard">
      <style:text-properties officeooo:rsid="03a9b9c9" officeooo:paragraph-rsid="03a9b9c9"/>
    </style:style>
    <style:style style:name="P12" style:family="paragraph" style:parent-style-name="Standard">
      <style:text-properties officeooo:paragraph-rsid="03ace1d7"/>
    </style:style>
    <style:style style:name="P13" style:family="paragraph" style:parent-style-name="Standard">
      <style:text-properties officeooo:rsid="0366431b" officeooo:paragraph-rsid="039085c6"/>
    </style:style>
    <style:style style:name="P14" style:family="paragraph" style:parent-style-name="Standard">
      <style:text-properties fo:font-size="10pt" officeooo:rsid="03f3c3eb" officeooo:paragraph-rsid="03f3c3eb" style:font-size-asian="8.75pt" style:font-size-complex="10pt"/>
    </style:style>
    <style:style style:name="P15" style:family="paragraph" style:parent-style-name="Standard">
      <style:text-properties fo:font-size="10pt" officeooo:rsid="03f3c3eb" officeooo:paragraph-rsid="03f56212" style:font-size-asian="8.75pt" style:font-size-complex="10pt"/>
    </style:style>
    <style:style style:name="P16" style:family="paragraph" style:parent-style-name="Standard">
      <style:text-properties fo:font-size="10pt" officeooo:rsid="03f3c3eb" officeooo:paragraph-rsid="03f89c6d" style:font-size-asian="8.75pt" style:font-size-complex="10pt"/>
    </style:style>
    <style:style style:name="P17" style:family="paragraph" style:parent-style-name="Standard">
      <style:text-properties fo:font-size="10pt" officeooo:rsid="03f3c3eb" officeooo:paragraph-rsid="03fae606" style:font-size-asian="8.75pt" style:font-size-complex="10pt"/>
    </style:style>
    <style:style style:name="P18" style:family="paragraph" style:parent-style-name="Standard">
      <style:text-properties fo:font-size="10pt" officeooo:rsid="03f3c3eb" officeooo:paragraph-rsid="03fcd77f" style:font-size-asian="8.75pt" style:font-size-complex="10pt"/>
    </style:style>
    <style:style style:name="P19" style:family="paragraph" style:parent-style-name="Standard">
      <style:text-properties fo:font-size="10pt" officeooo:rsid="03f3c3eb" officeooo:paragraph-rsid="04011be5" style:font-size-asian="8.75pt" style:font-size-complex="10pt"/>
    </style:style>
    <style:style style:name="P20" style:family="paragraph" style:parent-style-name="Standard">
      <style:text-properties fo:font-size="10pt" officeooo:rsid="03f3c3eb" officeooo:paragraph-rsid="04016e2d" style:font-size-asian="8.75pt" style:font-size-complex="10pt"/>
    </style:style>
    <style:style style:name="P21" style:family="paragraph" style:parent-style-name="Title">
      <style:text-properties officeooo:rsid="00f0f4b4" officeooo:paragraph-rsid="025cfbb1"/>
    </style:style>
    <style:style style:name="P22" style:family="paragraph" style:parent-style-name="Standard">
      <style:text-properties officeooo:paragraph-rsid="041be1b6"/>
    </style:style>
    <style:style style:name="P23" style:family="paragraph" style:parent-style-name="Standard">
      <style:text-properties officeooo:rsid="041be1b6" officeooo:paragraph-rsid="041be1b6"/>
    </style:style>
    <style:style style:name="P24" style:family="paragraph" style:parent-style-name="Heading_20_1">
      <style:paragraph-properties fo:break-before="page"/>
      <style:text-properties style:text-underline-style="solid" style:text-underline-width="auto" style:text-underline-color="font-color"/>
    </style:style>
    <style:style style:name="P25" style:family="paragraph" style:parent-style-name="Heading_20_1">
      <style:text-properties officeooo:paragraph-rsid="03f56212"/>
    </style:style>
    <style:style style:name="P26" style:family="paragraph" style:parent-style-name="Heading_20_1">
      <style:text-properties officeooo:paragraph-rsid="041703df"/>
    </style:style>
    <style:style style:name="P27" style:family="paragraph" style:parent-style-name="Heading_20_1">
      <style:text-properties officeooo:paragraph-rsid="03fae606"/>
    </style:style>
    <style:style style:name="P28" style:family="paragraph" style:parent-style-name="Heading_20_1">
      <style:text-properties officeooo:paragraph-rsid="03fcd77f"/>
    </style:style>
    <style:style style:name="P29" style:family="paragraph" style:parent-style-name="Heading_20_1">
      <style:text-properties officeooo:paragraph-rsid="04011be5"/>
    </style:style>
    <style:style style:name="P30" style:family="paragraph" style:parent-style-name="Heading_20_1">
      <style:text-properties officeooo:paragraph-rsid="04016e2d"/>
    </style:style>
    <style:style style:name="P31" style:family="paragraph" style:parent-style-name="Heading_20_2">
      <style:paragraph-properties fo:break-before="page"/>
      <style:text-properties officeooo:paragraph-rsid="041be1b6"/>
    </style:style>
    <style:style style:name="P32" style:family="paragraph" style:parent-style-name="Heading_20_2">
      <style:text-properties officeooo:paragraph-rsid="0098694b"/>
    </style:style>
    <style:style style:name="P33" style:family="paragraph" style:parent-style-name="Standard" style:list-style-name="L1">
      <style:text-properties officeooo:rsid="0762ea52" officeooo:paragraph-rsid="026496e5"/>
    </style:style>
    <style:style style:name="P34" style:family="paragraph" style:parent-style-name="Standard" style:list-style-name="L1">
      <style:text-properties officeooo:rsid="004fa0dc" officeooo:paragraph-rsid="026496e5"/>
    </style:style>
    <style:style style:name="P35" style:family="paragraph" style:parent-style-name="Standard" style:list-style-name="L1">
      <style:text-properties officeooo:rsid="03b658ab" officeooo:paragraph-rsid="03bc6c58"/>
    </style:style>
    <style:style style:name="P36" style:family="paragraph" style:parent-style-name="Standard" style:list-style-name="L1">
      <style:text-properties officeooo:rsid="03b658ab" officeooo:paragraph-rsid="03cb1109"/>
    </style:style>
    <style:style style:name="P37" style:family="paragraph" style:parent-style-name="Standard" style:list-style-name="L1">
      <style:text-properties officeooo:rsid="03b658ab" officeooo:paragraph-rsid="03b658ab"/>
    </style:style>
    <style:style style:name="P38" style:family="paragraph" style:parent-style-name="Standard" style:list-style-name="L1">
      <style:text-properties style:text-underline-style="solid" style:text-underline-width="auto" style:text-underline-color="font-color" officeooo:rsid="03c4aa5d" officeooo:paragraph-rsid="03cb1109"/>
    </style:style>
    <style:style style:name="P39" style:family="paragraph" style:parent-style-name="Standard" style:list-style-name="L2">
      <style:text-properties style:text-underline-style="solid" style:text-underline-width="auto" style:text-underline-color="font-color" officeooo:rsid="039ae294" officeooo:paragraph-rsid="039ae294"/>
    </style:style>
    <style:style style:name="P40" style:family="paragraph" style:parent-style-name="Standard" style:list-style-name="L1">
      <style:text-properties style:text-underline-style="none" officeooo:rsid="03f8cfe5" officeooo:paragraph-rsid="03f8cfe5"/>
    </style:style>
    <style:style style:name="P41" style:family="paragraph" style:parent-style-name="Standard" style:list-style-name="L2">
      <style:text-properties style:text-underline-style="none" officeooo:rsid="03f05b62" officeooo:paragraph-rsid="03f05b62"/>
    </style:style>
    <style:style style:name="P42" style:family="paragraph" style:parent-style-name="Standard" style:list-style-name="L1">
      <style:text-properties officeooo:rsid="03ee9f4e" officeooo:paragraph-rsid="03ee9f4e"/>
    </style:style>
    <style:style style:name="P43" style:family="paragraph" style:parent-style-name="Standard" style:list-style-name="L1">
      <style:text-properties officeooo:rsid="03b8f4d0" officeooo:paragraph-rsid="03d07b6e"/>
    </style:style>
    <style:style style:name="P44" style:family="paragraph" style:parent-style-name="Standard" style:list-style-name="L1">
      <style:text-properties officeooo:rsid="03b8f4d0" officeooo:paragraph-rsid="042149a5"/>
    </style:style>
    <style:style style:name="P45" style:family="paragraph" style:parent-style-name="Standard" style:list-style-name="L2">
      <style:text-properties fo:font-weight="bold" officeooo:rsid="035ac9f7" officeooo:paragraph-rsid="03f23661" style:font-weight-asian="bold" style:font-weight-complex="bold"/>
    </style:style>
    <style:style style:name="P46" style:family="paragraph" style:parent-style-name="Standard" style:list-style-name="L2">
      <style:text-properties fo:font-weight="bold" officeooo:rsid="039085c6" officeooo:paragraph-rsid="03f23661" style:font-weight-asian="bold" style:font-weight-complex="bold"/>
    </style:style>
    <style:style style:name="P47" style:family="paragraph" style:parent-style-name="Standard" style:list-style-name="L2">
      <style:text-properties fo:font-weight="bold" officeooo:rsid="03efc645" officeooo:paragraph-rsid="03f23661" style:font-weight-asian="bold" style:font-weight-complex="bold"/>
    </style:style>
    <style:style style:name="P48" style:family="paragraph" style:parent-style-name="Standard" style:list-style-name="L2">
      <style:text-properties officeooo:rsid="0366431b" officeooo:paragraph-rsid="03f23661"/>
    </style:style>
    <style:style style:name="P49" style:family="paragraph" style:parent-style-name="Standard" style:list-style-name="L2">
      <style:text-properties officeooo:rsid="0366431b" officeooo:paragraph-rsid="039085c6"/>
    </style:style>
    <style:style style:name="P50" style:family="paragraph" style:parent-style-name="Standard" style:list-style-name="L2">
      <style:text-properties officeooo:rsid="03f23661" officeooo:paragraph-rsid="03f23661"/>
    </style:style>
    <style:style style:name="P51" style:family="paragraph" style:parent-style-name="Standard" style:list-style-name="L2">
      <style:text-properties fo:font-weight="normal" officeooo:rsid="040ca348" officeooo:paragraph-rsid="040ca348" style:font-weight-asian="normal" style:font-weight-complex="normal"/>
    </style:style>
    <style:style style:name="P52" style:family="paragraph" style:parent-style-name="Standard" style:list-style-name="L2">
      <style:text-properties fo:font-weight="normal" officeooo:rsid="03f23661" officeooo:paragraph-rsid="03f23661" style:font-weight-asian="normal" style:font-weight-complex="normal"/>
    </style:style>
    <style:style style:name="P53" style:family="paragraph" style:parent-style-name="Standard" style:list-style-name="L2">
      <style:text-properties fo:font-weight="normal" officeooo:rsid="03f3c3eb" officeooo:paragraph-rsid="03f3c3eb" style:font-weight-asian="normal" style:font-weight-complex="normal"/>
    </style:style>
    <style:style style:name="P54" style:family="paragraph" style:parent-style-name="Standard" style:list-style-name="L3">
      <style:text-properties fo:font-weight="normal" officeooo:rsid="041703df" officeooo:paragraph-rsid="040e0c5b" style:font-weight-asian="normal" style:font-weight-complex="normal"/>
    </style:style>
    <style:style style:name="P55" style:family="paragraph" style:parent-style-name="Standard" style:list-style-name="L3">
      <style:text-properties fo:font-weight="normal" officeooo:rsid="041703df" officeooo:paragraph-rsid="042149a5" style:font-weight-asian="normal" style:font-weight-complex="normal"/>
    </style:style>
    <style:style style:name="P56" style:family="paragraph" style:parent-style-name="Standard" style:list-style-name="L3">
      <style:text-properties fo:font-weight="normal" officeooo:rsid="042149a5" officeooo:paragraph-rsid="042149a5" style:font-weight-asian="normal" style:font-weight-complex="normal"/>
    </style:style>
    <style:style style:name="P57" style:family="paragraph" style:parent-style-name="Standard">
      <style:text-properties fo:font-weight="normal" officeooo:rsid="042149a5" officeooo:paragraph-rsid="042149a5" style:font-weight-asian="normal" style:font-weight-complex="normal"/>
    </style:style>
    <style:style style:name="P58" style:family="paragraph" style:parent-style-name="Standard" style:list-style-name="L2">
      <style:text-properties officeooo:rsid="039085c6" officeooo:paragraph-rsid="041be1b6"/>
    </style:style>
    <style:style style:name="P59" style:family="paragraph" style:parent-style-name="Standard" style:list-style-name="L2">
      <style:text-properties officeooo:rsid="032f8b59" officeooo:paragraph-rsid="039085c6"/>
    </style:style>
    <style:style style:name="P60" style:family="paragraph" style:parent-style-name="Standard" style:list-style-name="L2">
      <style:text-properties officeooo:rsid="034c9b38" officeooo:paragraph-rsid="039085c6"/>
    </style:style>
    <style:style style:name="P61" style:family="paragraph" style:parent-style-name="Standard" style:list-style-name="L2">
      <style:text-properties officeooo:rsid="03f3123f" officeooo:paragraph-rsid="03f3123f"/>
    </style:style>
    <style:style style:name="P62" style:family="paragraph" style:parent-style-name="Standard" style:list-style-name="L3">
      <style:text-properties officeooo:paragraph-rsid="04006ba6"/>
    </style:style>
    <style:style style:name="P63" style:family="paragraph" style:parent-style-name="Standard" style:list-style-name="L3">
      <style:text-properties officeooo:rsid="041703df" officeooo:paragraph-rsid="041703df"/>
    </style:style>
    <style:style style:name="P64" style:family="paragraph" style:parent-style-name="Standard" style:list-style-name="L3">
      <style:text-properties officeooo:rsid="041703df" officeooo:paragraph-rsid="041afc76"/>
    </style:style>
    <style:style style:name="P65" style:family="paragraph" style:parent-style-name="Standard" style:list-style-name="L3">
      <style:text-properties officeooo:rsid="041703df" officeooo:paragraph-rsid="041b4efc"/>
    </style:style>
    <style:style style:name="P66" style:family="paragraph" style:parent-style-name="Standard" style:list-style-name="L3">
      <style:text-properties officeooo:rsid="041ea5a4" officeooo:paragraph-rsid="041ea5a4"/>
    </style:style>
    <style:style style:name="P67" style:family="paragraph" style:parent-style-name="Standard" style:list-style-name="L3">
      <style:text-properties officeooo:rsid="03f3dfbe" officeooo:paragraph-rsid="040e0c5b"/>
    </style:style>
    <style:style style:name="P68" style:family="paragraph" style:parent-style-name="Standard" style:list-style-name="L3">
      <style:text-properties officeooo:rsid="041b4efc" officeooo:paragraph-rsid="041b4efc"/>
    </style:style>
    <style:style style:name="P69" style:family="paragraph" style:parent-style-name="Standard" style:list-style-name="L3">
      <style:text-properties officeooo:rsid="042149a5" officeooo:paragraph-rsid="042149a5"/>
    </style:style>
    <style:style style:name="T1" style:family="text">
      <style:text-properties fo:font-weight="bold" style:font-weight-asian="bold" style:font-weight-complex="bold"/>
    </style:style>
    <style:style style:name="T2" style:family="text">
      <style:text-properties fo:font-weight="bold" officeooo:rsid="00103017" style:font-weight-asian="bold" style:font-weight-complex="bold"/>
    </style:style>
    <style:style style:name="T3" style:family="text">
      <style:text-properties fo:font-weight="bold" officeooo:rsid="008edc12" style:font-weight-asian="bold" style:font-weight-complex="bold"/>
    </style:style>
    <style:style style:name="T4" style:family="text">
      <style:text-properties fo:font-weight="bold" officeooo:rsid="008fa71f" style:font-weight-asian="bold" style:font-weight-complex="bold"/>
    </style:style>
    <style:style style:name="T5" style:family="text">
      <style:text-properties fo:font-weight="bold" officeooo:rsid="009a7249" style:font-weight-asian="bold" style:font-weight-complex="bold"/>
    </style:style>
    <style:style style:name="T6" style:family="text">
      <style:text-properties fo:font-weight="bold" officeooo:rsid="03a2cff0" style:font-weight-asian="bold" style:font-weight-complex="bold"/>
    </style:style>
    <style:style style:name="T7" style:family="text">
      <style:text-properties fo:font-weight="bold" officeooo:rsid="041be1b6"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officeooo:rsid="00189f02" style:font-style-asian="italic" style:font-weight-asian="normal" style:font-style-complex="italic" style:font-weight-complex="normal"/>
    </style:style>
    <style:style style:name="T10" style:family="text">
      <style:text-properties fo:font-style="italic" fo:font-weight="normal" officeooo:rsid="02c08370" style:font-style-asian="italic" style:font-weight-asian="normal" style:font-style-complex="italic" style:font-weight-complex="normal"/>
    </style:style>
    <style:style style:name="T11" style:family="text">
      <style:text-properties fo:font-style="italic" fo:font-weight="normal" officeooo:rsid="041be1b6" style:font-style-asian="italic" style:font-weight-asian="normal" style:font-style-complex="italic" style:font-weight-complex="normal"/>
    </style:style>
    <style:style style:name="T12" style:family="text">
      <style:text-properties officeooo:rsid="008b4c17"/>
    </style:style>
    <style:style style:name="T13" style:family="text">
      <style:text-properties officeooo:rsid="009a7249"/>
    </style:style>
    <style:style style:name="T14" style:family="text">
      <style:text-properties officeooo:rsid="009e955d"/>
    </style:style>
    <style:style style:name="T15" style:family="text">
      <style:text-properties officeooo:rsid="01d45c91"/>
    </style:style>
    <style:style style:name="T16" style:family="text">
      <style:text-properties officeooo:rsid="00f0f4b4"/>
    </style:style>
    <style:style style:name="T17" style:family="text">
      <style:text-properties officeooo:rsid="0762ea52"/>
    </style:style>
    <style:style style:name="T18" style:family="text">
      <style:text-properties officeooo:rsid="0267e5ef"/>
    </style:style>
    <style:style style:name="T19" style:family="text">
      <style:text-properties officeooo:rsid="032b048f"/>
    </style:style>
    <style:style style:name="T20" style:family="text">
      <style:text-properties officeooo:rsid="032f8b59"/>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3f3c3eb"/>
    </style:style>
    <style:style style:name="T23" style:family="text">
      <style:text-properties style:text-underline-style="solid" style:text-underline-width="auto" style:text-underline-color="font-color" officeooo:rsid="03f56212"/>
    </style:style>
    <style:style style:name="T24" style:family="text">
      <style:text-properties style:text-underline-style="solid" style:text-underline-width="auto" style:text-underline-color="font-color" officeooo:rsid="03f89c6d"/>
    </style:style>
    <style:style style:name="T25" style:family="text">
      <style:text-properties style:text-underline-style="solid" style:text-underline-width="auto" style:text-underline-color="font-color" officeooo:rsid="03fae606"/>
    </style:style>
    <style:style style:name="T26" style:family="text">
      <style:text-properties style:text-underline-style="solid" style:text-underline-width="auto" style:text-underline-color="font-color" officeooo:rsid="03fcd77f"/>
    </style:style>
    <style:style style:name="T27" style:family="text">
      <style:text-properties style:text-underline-style="solid" style:text-underline-width="auto" style:text-underline-color="font-color" officeooo:rsid="04016e2d"/>
    </style:style>
    <style:style style:name="T28" style:family="text">
      <style:text-properties officeooo:rsid="033efe1c"/>
    </style:style>
    <style:style style:name="T29" style:family="text">
      <style:text-properties officeooo:rsid="0340823f"/>
    </style:style>
    <style:style style:name="T30" style:family="text">
      <style:text-properties officeooo:rsid="0343d6ec"/>
    </style:style>
    <style:style style:name="T31" style:family="text">
      <style:text-properties style:text-underline-style="none" officeooo:rsid="0376038d"/>
    </style:style>
    <style:style style:name="T32" style:family="text">
      <style:text-properties style:text-underline-style="none" officeooo:rsid="036a96bf"/>
    </style:style>
    <style:style style:name="T33" style:family="text">
      <style:text-properties style:text-underline-style="none" officeooo:rsid="042149a5"/>
    </style:style>
    <style:style style:name="T34" style:family="text">
      <style:text-properties officeooo:rsid="036a96bf"/>
    </style:style>
    <style:style style:name="T35" style:family="text">
      <style:text-properties officeooo:rsid="0376038d"/>
    </style:style>
    <style:style style:name="T36" style:family="text">
      <style:text-properties officeooo:rsid="03914519"/>
    </style:style>
    <style:style style:name="T37" style:family="text">
      <style:text-properties officeooo:rsid="039b47cf"/>
    </style:style>
    <style:style style:name="T38" style:family="text">
      <style:text-properties officeooo:rsid="03a0b011"/>
    </style:style>
    <style:style style:name="T39" style:family="text">
      <style:text-properties officeooo:rsid="03a2cff0"/>
    </style:style>
    <style:style style:name="T40" style:family="text">
      <style:text-properties officeooo:rsid="03b100ef"/>
    </style:style>
    <style:style style:name="T41" style:family="text">
      <style:text-properties officeooo:rsid="03b8f4d0"/>
    </style:style>
    <style:style style:name="T42" style:family="text">
      <style:text-properties officeooo:rsid="03b9a922"/>
    </style:style>
    <style:style style:name="T43" style:family="text">
      <style:text-properties officeooo:rsid="03c98e65"/>
    </style:style>
    <style:style style:name="T44" style:family="text">
      <style:text-properties officeooo:rsid="03cc6b76"/>
    </style:style>
    <style:style style:name="T45" style:family="text">
      <style:text-properties officeooo:rsid="03ee9f4e"/>
    </style:style>
    <style:style style:name="T46" style:family="text">
      <style:text-properties officeooo:rsid="03f05b62"/>
    </style:style>
    <style:style style:name="T47" style:family="text">
      <style:text-properties officeooo:rsid="03f23661"/>
    </style:style>
    <style:style style:name="T48" style:family="text">
      <style:text-properties officeooo:rsid="03f3123f"/>
    </style:style>
    <style:style style:name="T49" style:family="text">
      <style:text-properties officeooo:rsid="03f3c3eb"/>
    </style:style>
    <style:style style:name="T50" style:family="text">
      <style:text-properties officeooo:rsid="03f3dfbe"/>
    </style:style>
    <style:style style:name="T51" style:family="text">
      <style:text-properties fo:font-weight="normal" style:font-weight-asian="normal" style:font-weight-complex="normal"/>
    </style:style>
    <style:style style:name="T52" style:family="text">
      <style:text-properties fo:font-weight="normal" officeooo:rsid="03f3c3eb" style:font-weight-asian="normal" style:font-weight-complex="normal"/>
    </style:style>
    <style:style style:name="T53" style:family="text">
      <style:text-properties fo:font-weight="normal" officeooo:rsid="03fe937a" style:font-weight-asian="normal" style:font-weight-complex="normal"/>
    </style:style>
    <style:style style:name="T54" style:family="text">
      <style:text-properties fo:font-weight="normal" officeooo:rsid="04006ba6" style:font-weight-asian="normal" style:font-weight-complex="normal"/>
    </style:style>
    <style:style style:name="T55" style:family="text">
      <style:text-properties fo:font-weight="normal" officeooo:rsid="0409abbd" style:font-weight-asian="normal" style:font-weight-complex="normal"/>
    </style:style>
    <style:style style:name="T56" style:family="text">
      <style:text-properties fo:font-weight="normal" officeooo:rsid="040b05a6" style:font-weight-asian="normal" style:font-weight-complex="normal"/>
    </style:style>
    <style:style style:name="T57" style:family="text">
      <style:text-properties fo:font-weight="normal" officeooo:rsid="041703df" style:font-weight-asian="normal" style:font-weight-complex="normal"/>
    </style:style>
    <style:style style:name="T58" style:family="text">
      <style:text-properties fo:font-weight="normal" officeooo:rsid="041be1b6" style:font-weight-asian="normal" style:font-weight-complex="normal"/>
    </style:style>
    <style:style style:name="T59" style:family="text">
      <style:text-properties fo:font-weight="normal" officeooo:rsid="042149a5" style:font-weight-asian="normal" style:font-weight-complex="normal"/>
    </style:style>
    <style:style style:name="T60" style:family="text">
      <style:text-properties officeooo:rsid="0409abbd"/>
    </style:style>
    <style:style style:name="T61" style:family="text">
      <style:text-properties officeooo:rsid="040b05a6"/>
    </style:style>
    <style:style style:name="T62" style:family="text">
      <style:text-properties officeooo:rsid="04006ba6"/>
    </style:style>
    <style:style style:name="T63" style:family="text">
      <style:text-properties officeooo:rsid="041703df"/>
    </style:style>
    <style:style style:name="T64" style:family="text">
      <style:text-properties officeooo:rsid="041b4efc"/>
    </style:style>
    <style:style style:name="T65" style:family="text">
      <style:text-properties officeooo:rsid="041be1b6"/>
    </style:style>
    <style:style style:name="T66" style:family="text">
      <style:text-properties officeooo:rsid="041fa2ed"/>
    </style:style>
    <style:style style:name="T67" style:family="text">
      <style:text-properties officeooo:rsid="042149a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ràctica</text:p>
      <text:p text:style-name="P1"/>
      <table:table table:name="表1" table:style-name="表1">
        <table:table-column table:style-name="表1.A"/>
        <table:table-row>
          <table:table-cell table:style-name="表1.A1" office:value-type="string">
            <text:p text:style-name="P4"><text:span text:style-name="T3">Institut</text:span><text:span text:style-name="T1">:</text:span> <text:span text:style-name="T14">Provençana (L’Hospitalet de Llobregat)</text:span></text:p>
            <text:p text:style-name="P4"><text:span text:style-name="T5">Curs</text:span><text:span text:style-name="T1">:</text:span> <text:span text:style-name="T13">202</text:span><text:span text:style-name="T66">4</text:span><text:span text:style-name="T13">-202</text:span><text:span text:style-name="T66">5</text:span></text:p>
            <text:p text:style-name="P4"><text:span text:style-name="T4">Grup</text:span><text:span text:style-name="T1">:</text:span> <text:span text:style-name="T16">DAW-2</text:span></text:p>
            <text:p text:style-name="P4"><text:span text:style-name="T1">Mòdul:</text:span> M0<text:span text:style-name="T17">9</text:span> <text:span text:style-name="T17">Disseny d’Interfícies Web</text:span></text:p>
            <text:p text:style-name="P4"><text:span text:style-name="T1">UF:</text:span> UF<text:span text:style-name="T15">1</text:span></text:p>
            <text:p text:style-name="P7"><text:span text:style-name="T1">Instrument d’avaluació:</text:span> Pt<text:span text:style-name="T19">2</text:span></text:p>
            <text:p text:style-name="P3"/>
            <text:p text:style-name="P8"><text:span text:style-name="T2">Tema</text:span><text:span text:style-name="T1">:</text:span> <text:span text:style-name="T44">Codificació del disseny</text:span></text:p>
            <text:p text:style-name="P5"><text:span text:style-name="T1">Data:</text:span> <text:span text:style-name="T12">202</text:span><text:span text:style-name="T66">4</text:span><text:span text:style-name="T12">-</text:span><text:span text:style-name="T63">1</text:span><text:span text:style-name="T66">1</text:span><text:span text:style-name="T12">-</text:span><text:span text:style-name="T66">19</text:span></text:p>
            <text:p text:style-name="P2"/>
            <text:p text:style-name="P6">Notes:</text:p>
            <text:list text:style-name="L1">
              <text:list-item>
                <text:p text:style-name="P33">Aquesta pràctica <text:span text:style-name="T18">és en parelles</text:span>.</text:p>
              </text:list-item>
              <text:list-item>
                <text:p text:style-name="P34">La puntuació màxima de la pràctica és 10.00 punts.</text:p>
              </text:list-item>
              <text:list-item>
                <text:p text:style-name="P35"><text:span text:style-name="T41">No s’ha de respondre a cap pregunta en aquest document, n</text:span>omés es demana codi <text:span text:style-name="T41">i imatges</text:span>. </text:p>
              </text:list-item>
              <text:list-item>
                <text:p text:style-name="P36">Tot el codi <text:span text:style-name="T45">i les </text:span>imatges ha<text:span text:style-name="T42">n</text:span> d’estar en un arxiu zip.</text:p>
              </text:list-item>
              <text:list-item>
                <text:p text:style-name="P38">Poseu el vostre nom, cognoms i dni en un comentari a<text:span text:style-name="T43">l principi</text:span> <text:span text:style-name="T43">de</text:span>l fitxer html.</text:p>
              </text:list-item>
              <text:list-item>
                <text:p text:style-name="P37">Utilitzeu <text:span text:style-name="T21">rutes relatives.</text:span></text:p>
              </text:list-item>
              <text:list-item>
                <text:p text:style-name="P40">Per al text del contingut podeu fer servir un Lorem Ipsum Generator.</text:p>
              </text:list-item>
              <text:list-item>
                <text:p text:style-name="P42">El disseny haurà de ser responsive en els següents bre<text:span text:style-name="T65">a</text:span>kpoints:</text:p>
                <text:list>
                  <text:list-item>
                    <text:p text:style-name="P42">&lt;576px</text:p>
                  </text:list-item>
                  <text:list-item>
                    <text:p text:style-name="P42">576px - <text:span text:style-name="T66">991</text:span>px</text:p>
                  </text:list-item>
                  <text:list-item>
                    <text:p text:style-name="P42"><text:span text:style-name="T66">992</text:span>px – 1<text:span text:style-name="T66">3</text:span>99px</text:p>
                  </text:list-item>
                  <text:list-item>
                    <text:p text:style-name="P42">&gt;1<text:span text:style-name="T66">4</text:span>00px</text:p>
                  </text:list-item>
                </text:list>
              </text:list-item>
              <text:list-item>
                <text:p text:style-name="P42">El disseny haurá de funcionar correctament en l<text:span text:style-name="T63">es</text:span> versi<text:span text:style-name="T63">ons</text:span> <text:span text:style-name="T63">1</text:span><text:span text:style-name="T67">32</text:span>.0 de Firefox i <text:s/>en la versió <text:span text:style-name="T63">1</text:span><text:span text:style-name="T67">31</text:span><text:span text:style-name="T60">.0</text:span> de Google Chrome. </text:p>
              </text:list-item>
              <text:list-item>
                <text:p text:style-name="P43"><text:span text:style-name="T21">Captures:</text:span> <text:span text:style-name="T34">Ha d’haver captures de tot</text:span><text:span text:style-name="T67">es</text:span><text:span text:style-name="T34"> l</text:span><text:span text:style-name="T67">es vistes de la </text:span><text:span text:style-name="T34"><text:s/>pàgina web.</text:span></text:p>
                <text:list>
                  <text:list-item>
                    <text:p text:style-name="P43"><text:span text:style-name="T32">«capture-firefox</text:span><text:span text:style-name="T33">_xxx_px</text:span><text:span text:style-name="T32">.png»</text:span><text:span text:style-name="T34"> sota </text:span><text:span text:style-name="T32">Firefox.</text:span></text:p>
                  </text:list-item>
                  <text:list-item>
                    <text:p text:style-name="P44"><text:span text:style-name="T32">«capture-chrome</text:span><text:span text:style-name="T33">_xxx_px</text:span><text:span text:style-name="T32">.png»</text:span><text:span text:style-name="T34"> </text:span>sota <text:span text:style-name="T31">Chrom{e,ium}</text:span><text:span text:style-name="T35">.</text:span></text:p>
                  </text:list-item>
                </text:list>
              </text:list-item>
            </text:list>
          </table:table-cell>
        </table:table-row>
      </table:table>
      <text:p text:style-name="P2"/>
      <text:p text:style-name="P2"/>
      <text:p text:style-name="P2"/>
      <text:h text:style-name="P31" text:outline-level="2">Pregunta <text:span text:style-name="T65">1</text:span>: «<text:span text:style-name="T65">P</text:span>rototipatge alta fidelitat<text:span text:style-name="T30">»</text:span></text:h>
      <text:p text:style-name="P22"><text:span text:style-name="T9">Puntuació: </text:span><text:span text:style-name="T11">2</text:span><text:span text:style-name="T8">,00 </text:span><text:span text:style-name="T9">punt</text:span><text:span text:style-name="T10">s</text:span></text:p>
      <text:p text:style-name="P22"/>
      <text:p text:style-name="P23">Crea els mockups per a les vistes demanades anteriorment. </text:p>
      <text:p text:style-name="P22"/>
      <text:h text:style-name="P32" text:outline-level="2">Pregunta <text:span text:style-name="T65">2</text:span>: «<text:span text:style-name="T30">Codificació del disseny»</text:span></text:h>
      <text:p text:style-name="P9"><text:span text:style-name="T9">Puntuació: </text:span><text:span text:style-name="T11">8</text:span><text:span text:style-name="T8">,00 </text:span><text:span text:style-name="T9">punt</text:span><text:span text:style-name="T10">s</text:span></text:p>
      <text:p text:style-name="Standard"/>
      <text:p text:style-name="P12">Aques<text:span text:style-name="T20">ta pràctica consisteix en la codificació del disseny que es correspondrà amb el nombre d’imatge que hagi eixit al sorteig realitzat en classe.</text:span></text:p>
      <text:p text:style-name="P10"/>
      <text:p text:style-name="P11"><text:span text:style-name="T40">Í</text:span>tems <text:span text:style-name="T40">a valorar</text:span>:</text:p>
      <text:p text:style-name="P11"/>
      <text:list text:style-name="L2">
        <text:list-item>
          <text:p text:style-name="P45">Estil: <text:span text:style-name="T39">(</text:span><text:span text:style-name="T65">2</text:span><text:span text:style-name="T39">.</text:span><text:span text:style-name="T65">5</text:span><text:span text:style-name="T39">0 punts)</text:span></text:p>
          <text:list>
            <text:list-item>
              <text:p text:style-name="P41">No es pot utilitzar css inline ni intern a l'arxiu .html.</text:p>
            </text:list-item>
            <text:list-item>
              <text:p text:style-name="P41">Tot l'estil de la pàgina web ha d'estar codificat en la mesura del possible amb classes pròpies de Bootstrap. En el cas que no siga possible, és podrà fer servir un fitxer extern amb nom custom.css.</text:p>
            </text:list-item>
            <text:list-item>
              <text:p text:style-name="P41">Cal respectar en la mida del possible la gestió de margins i paddings.</text:p>
            </text:list-item>
          </text:list>
        </text:list-item>
        <text:list-item>
          <text:p text:style-name="P46"><text:span text:style-name="T38">Fonts</text:span>: <text:span text:style-name="T39">(</text:span><text:span text:style-name="T65">1</text:span><text:span text:style-name="T39">.</text:span><text:span text:style-name="T65">5</text:span><text:span text:style-name="T39">0 punts)</text:span></text:p>
          <text:list>
            <text:list-item>
              <text:p text:style-name="P48">S’avaluarà que la mida de les fonts <text:span text:style-name="T47">i l’estil </text:span>siga adequat a cada un dels dissenys.</text:p>
            </text:list-item>
            <text:list-item>
              <text:p text:style-name="P48"><text:span text:style-name="T47">Cal que s’adapten a cada una de les vistes</text:span> responsive.</text:p>
            </text:list-item>
            <text:list-item>
              <text:p text:style-name="P50">Cal fer servir mides de fonts flexibles.</text:p>
            </text:list-item>
          </text:list>
        </text:list-item>
        <text:list-item>
          <text:p text:style-name="P47">Compone<text:span text:style-name="T46">n</text:span>ts <text:span text:style-name="T39">(</text:span><text:span text:style-name="T65">1</text:span><text:span text:style-name="T39">.</text:span><text:span text:style-name="T65">5</text:span><text:span text:style-name="T39">0 punts)</text:span></text:p>
          <text:list>
            <text:list-item>
              <text:p text:style-name="P51">Tota pagina haurà d’inclouré, com a mínim, 5 components de booststap5.</text:p>
            </text:list-item>
            <text:list-item>
              <text:p text:style-name="P52">Es valorarà l’<text:span text:style-name="T48">ú</text:span>s i el grau de <text:span text:style-name="T48">modificació dels components com modals, carrousels, dropdown, tooltips, popovers..</text:span></text:p>
            </text:list-item>
            <text:list-item>
              <text:p text:style-name="P53">Tots els formularis hauran de tindre validació d’elements. Alguns camps hauran de ser obligatoris i altres com el mail hauran de tindre format mail. Es valorarà la gestió dels missatges d’error mostrats a l’usuari.</text:p>
            </text:list-item>
          </text:list>
        </text:list-item>
        <text:list-item>
          <text:p text:style-name="P58"><text:span text:style-name="T1">Layout:</text:span> <text:span text:style-name="T6">(</text:span><text:span text:style-name="T7">2</text:span><text:span text:style-name="T6">.</text:span><text:span text:style-name="T7">5</text:span><text:span text:style-name="T6">0 punts)</text:span></text:p>
          <text:list>
            <text:list-item>
              <text:p text:style-name="P49">S’avalua la complexitat <text:span text:style-name="T36">de codificació</text:span> del disseny original.</text:p>
            </text:list-item>
            <text:list-item>
              <text:p text:style-name="P59"><text:span text:style-name="T29">S’avalua la s</text:span>imilitud amb el disseny <text:span text:style-name="T28">original.</text:span></text:p>
            </text:list-item>
            <text:list-item>
              <text:p text:style-name="P60">S’avalua el grau de completesa respecte al disseny original.</text:p>
            </text:list-item>
            <text:list-item>
              <text:p text:style-name="P61">S’avalua el grau d’adaptació a les distintes vistes responsive.</text:p>
            </text:list-item>
            <text:list-item>
              <text:p text:style-name="P39">Nota: Si <text:span text:style-name="T37">aquest apartat és molt deficient, </text:span>es suspèn la pràctica directament.</text:p>
            </text:list-item>
          </text:list>
        </text:list-item>
      </text:list>
      <text:p text:style-name="P13"/>
      <text:h text:style-name="P24" text:outline-level="1"><text:a xlink:type="simple" xlink:href="https://web.archive.org/web/20160611050806/http://credenza.fuelthemes.net/home-version-3/" text:style-name="Internet_20_link" text:visited-style-name="Visited_20_Internet_20_Link">Grup 1</text:a></text:h>
      <text:p text:style-name="P14"/>
      <text:list xml:id="list2211927961" text:style-name="L3">
        <text:list-item>
          <text:p text:style-name="P62"><text:span text:style-name="T50">Cal q</text:span><text:span text:style-name="T54">ue el menú estiga sempre visible en la part superior de la pantalla. </text:span><text:span text:style-name="T55">Tindrà 5 entrades per a 5 punts de la pàgina.</text:span></text:p>
        </text:list-item>
        <text:list-item>
          <text:p text:style-name="P63"><text:span text:style-name="T59">Al bloc «Latest from blog» no cal incloure el butó «View all Posts»</text:span><text:span text:style-name="T51">.</text:span></text:p>
        </text:list-item>
        <text:list-item>
          <text:p text:style-name="P54">Cal incloure un footer amb tres seccions.</text:p>
        </text:list-item>
      </text:list>
      <text:h text:style-name="Heading_20_1" text:outline-level="1"><text:span text:style-name="T49"><text:s/></text:span><text:a xlink:type="simple" xlink:href="https://theme.winnertheme.com/anggita/" text:style-name="Internet_20_link" text:visited-style-name="Visited_20_Internet_20_Link"><text:span text:style-name="T22">Grup 2</text:span></text:a></text:h>
      <text:p text:style-name="P14"/>
      <text:list xml:id="list223716364887285" text:continue-numbering="true" text:style-name="L3">
        <text:list-item>
          <text:p text:style-name="P56"><text:span text:style-name="T62">E</text:span>l més igual possible!!</text:p>
        </text:list-item>
      </text:list>
      <text:h text:style-name="P25" text:outline-level="1"><text:span text:style-name="T49"><text:s/></text:span><text:a xlink:type="simple" xlink:href="https://theme.winnertheme.com/anggita/home-modern/#home" text:style-name="Internet_20_link" text:visited-style-name="Visited_20_Internet_20_Link"><text:span text:style-name="T22">Grup </text:span><text:span text:style-name="T23">3</text:span></text:a></text:h>
      <text:p text:style-name="P15"/>
      <text:list xml:id="list223717204814657" text:continue-numbering="true" text:style-name="L3">
        <text:list-item>
          <text:p text:style-name="P56"><text:span text:style-name="T62">El més igual possible!!</text:span></text:p>
        </text:list-item>
      </text:list>
      <text:h text:style-name="P26" text:outline-level="1"><text:a xlink:type="simple" xlink:href="https://www.athenastudio.co/themes/angora-wp/" text:style-name="Internet_20_link" text:visited-style-name="Visited_20_Internet_20_Link"><text:span text:style-name="T22">Grup </text:span><text:span text:style-name="T24">4</text:span></text:a></text:h>
      <text:p text:style-name="P16"/>
      <text:list xml:id="list223717259379476" text:continue-numbering="true" text:style-name="L3">
        <text:list-item>
          <text:p text:style-name="P56">No hi ha que fer blocs «Client Reviews» ni «Blog posts».</text:p>
        </text:list-item>
      </text:list>
      <text:p text:style-name="P57"/>
      <text:h text:style-name="P27" text:outline-level="1"><text:a xlink:type="simple" xlink:href="https://anno.softhopper.studio/" text:style-name="Internet_20_link" text:visited-style-name="Visited_20_Internet_20_Link"><text:span text:style-name="T22">Grup </text:span><text:span text:style-name="T25">5</text:span></text:a></text:h>
      <text:p text:style-name="P17"/>
      <text:list xml:id="list223717988257408" text:continue-numbering="true" text:style-name="L3">
        <text:list-item>
          <text:p text:style-name="P67"><text:span text:style-name="T59">Primer bloc ha de ser un slider amb 3 opcions</text:span><text:span text:style-name="T57">.</text:span></text:p>
        </text:list-item>
        <text:list-item>
          <text:p text:style-name="P69"><text:span text:style-name="T57">N</text:span><text:span text:style-name="T51">o cal fer bloc «Check our happy customer» ni «Tips &amp; Tractics» </text:span></text:p>
        </text:list-item>
      </text:list>
      <text:h text:style-name="P28" text:outline-level="1"><text:a xlink:type="simple" xlink:href="http://hcoder.smartinnovates.net/i/personala/light.html" text:style-name="Internet_20_link" text:visited-style-name="Visited_20_Internet_20_Link"><text:span text:style-name="T22">Grup </text:span><text:span text:style-name="T26">6</text:span></text:a></text:h>
      <text:p text:style-name="P18"/>
      <text:list xml:id="list223717378033386" text:continue-numbering="true" text:style-name="L3">
        <text:list-item>
          <text:p text:style-name="P55"><text:span text:style-name="T60">Cal incloure un footer amb tres seccions.</text:span></text:p>
        </text:list-item>
      </text:list>
      <text:h text:style-name="P29" text:outline-level="1"><text:a xlink:type="simple" xlink:href="https://demos.famethemes.com/onepress/" text:style-name="Internet_20_link" text:visited-style-name="Visited_20_Internet_20_Link"><text:span text:style-name="T64">Grup 7</text:span></text:a></text:h>
      <text:p text:style-name="P19"/>
      <text:list xml:id="list223717436117886" text:continue-numbering="true" text:style-name="L3">
        <text:list-item>
          <text:p text:style-name="P56">La secció gallery ha d’incloure un filtre per categories.</text:p>
        </text:list-item>
      </text:list>
      <text:h text:style-name="P30" text:outline-level="1"><text:a xlink:type="simple" xlink:href="https://themegrilldemos.com/himalayas/" text:style-name="Internet_20_link" text:visited-style-name="Visited_20_Internet_20_Link"><text:span text:style-name="T22">Grup </text:span><text:span text:style-name="T27">8</text:span></text:a></text:h>
      <text:p text:style-name="P20"/>
      <text:list xml:id="list223718096009043" text:continue-numbering="true" text:style-name="L3">
        <text:list-item>
          <text:p text:style-name="P56"><text:span text:style-name="T61">La secció </text:span>Portfolio<text:span text:style-name="T61"> ha d’incloure </text:span>u<text:span text:style-name="T61">n filtre per categorie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TakaoPGothic" style:font-size-asian="10.5pt" style:language-asian="ja" style:country-asian="JP" style:font-name-complex="TakaoPGoth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TakaoPGothic" style:font-size-asian="10.5pt" style:language-asian="ja" style:country-asian="JP" style:font-name-complex="TakaoPGothic"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10T06:31:53.066478218</meta:creation-date>
    <dc:date>2024-11-18T22:37:16.256000000</dc:date>
    <meta:editing-duration>P1DT5H52M29S</meta:editing-duration>
    <meta:editing-cycles>636</meta:editing-cycles>
    <meta:generator>LibreOffice/7.5.3.2$Windows_X86_64 LibreOffice_project/9f56dff12ba03b9acd7730a5a481eea045e468f3</meta:generator>
    <dc:creator>Victor Ramos</dc:creator>
    <meta:document-statistic meta:table-count="1" meta:image-count="0" meta:object-count="0" meta:page-count="3" meta:paragraph-count="70" meta:word-count="587" meta:character-count="3293" meta:non-whitespace-character-count="2812"/>
  </office:meta>
</office:document-meta>
</file>